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009cm" fo:margin-left="0cm" table:align="left"/>
    </style:style>
    <style:style style:name="Table2.A" style:family="table-column">
      <style:table-column-properties style:column-width="2.618cm"/>
    </style:style>
    <style:style style:name="Table2.B" style:family="table-column">
      <style:table-column-properties style:column-width="2.76cm"/>
    </style:style>
    <style:style style:name="Table2.C" style:family="table-column">
      <style:table-column-properties style:column-width="11.63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size="28pt" style:font-size-asian="28pt" style:font-size-complex="28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design specification</text:p>
      <text:p text:style-name="Text_20_body">Technical design specification for reqy, a file system based requirements management tool</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row>
          <table:table-cell table:style-name="Table2.A1" office:value-type="string">
            <text:p text:style-name="P2">Date</text:p>
          </table:table-cell>
          <table:table-cell table:style-name="Table2.A1" office:value-type="string">
            <text:p text:style-name="P2">Name</text:p>
          </table:table-cell>
          <table:table-cell table:style-name="Table2.C1" office:value-type="string">
            <text:p text:style-name="P2">Description</text:p>
          </table:table-cell>
        </table:table-row>
        <table:table-row>
          <table:table-cell table:style-name="Table2.A2" office:value-type="string">
            <text:p text:style-name="Table_20_Contents">2012-06-26</text:p>
          </table:table-cell>
          <table:table-cell table:style-name="Table2.A2" office:value-type="string">
            <text:p text:style-name="Table_20_Contents">oliver</text:p>
          </table:table-cell>
          <table:table-cell table:style-name="Table2.C2" office:value-type="string">
            <text:p text:style-name="Table_20_Contents">Initial documen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40_936813343" text:style-name="Index_20_Link" text:visited-style-name="Index_20_Link"><text:s/>1 Change history<text:tab/>1</text:a></text:p>
          <text:p text:style-name="P4"><text:a xlink:type="simple" xlink:href="#__RefHeading__342_936813343" text:style-name="Index_20_Link" text:visited-style-name="Index_20_Link"><text:s/>2 Table of contents<text:tab/>1</text:a></text:p>
          <text:p text:style-name="P4"><text:a xlink:type="simple" xlink:href="#__RefHeading__148_511513641" text:style-name="Index_20_Link" text:visited-style-name="Index_20_Link"><text:s/>3 Introduction<text:tab/>1</text:a></text:p>
          <text:p text:style-name="P4"><text:a xlink:type="simple" xlink:href="#__RefHeading__120_511513641" text:style-name="Index_20_Link" text:visited-style-name="Index_20_Link"><text:s/>4 System Overview<text:tab/>2</text:a></text:p>
          <text:p text:style-name="P4"><text:a xlink:type="simple" xlink:href="#__RefHeading__122_511513641" text:style-name="Index_20_Link" text:visited-style-name="Index_20_Link"><text:s/>5 Design Considerations<text:tab/>2</text:a></text:p>
          <text:p text:style-name="P5"><text:a xlink:type="simple" xlink:href="#__RefHeading__124_511513641" text:style-name="Index_20_Link" text:visited-style-name="Index_20_Link">Assumptions and Dependencies<text:tab/>2</text:a></text:p>
          <text:p text:style-name="P5"><text:a xlink:type="simple" xlink:href="#__RefHeading__126_511513641" text:style-name="Index_20_Link" text:visited-style-name="Index_20_Link">General Constraints<text:tab/>2</text:a></text:p>
          <text:p text:style-name="P5"><text:a xlink:type="simple" xlink:href="#__RefHeading__128_511513641" text:style-name="Index_20_Link" text:visited-style-name="Index_20_Link">Goals and Guidelines<text:tab/>3</text:a></text:p>
          <text:p text:style-name="P5"><text:a xlink:type="simple" xlink:href="#__RefHeading__130_511513641" text:style-name="Index_20_Link" text:visited-style-name="Index_20_Link">Development Methods<text:tab/>3</text:a></text:p>
          <text:p text:style-name="P4"><text:a xlink:type="simple" xlink:href="#__RefHeading__132_511513641" text:style-name="Index_20_Link" text:visited-style-name="Index_20_Link"><text:s/>6 Architectural Strategies<text:tab/>3</text:a></text:p>
          <text:p text:style-name="P4"><text:a xlink:type="simple" xlink:href="#__RefHeading__134_511513641" text:style-name="Index_20_Link" text:visited-style-name="Index_20_Link"><text:s/>7 System Architecture<text:tab/>4</text:a></text:p>
          <text:p text:style-name="P5"><text:a xlink:type="simple" xlink:href="#__RefHeading__136_511513641" text:style-name="Index_20_Link" text:visited-style-name="Index_20_Link">Subsystem Architecture<text:tab/>4</text:a></text:p>
          <text:p text:style-name="P4"><text:a xlink:type="simple" xlink:href="#__RefHeading__138_511513641" text:style-name="Index_20_Link" text:visited-style-name="Index_20_Link"><text:s/>8 Policies and Tactics<text:tab/>5</text:a></text:p>
          <text:p text:style-name="P4"><text:a xlink:type="simple" xlink:href="#__RefHeading__140_511513641" text:style-name="Index_20_Link" text:visited-style-name="Index_20_Link"><text:s/>9 Detailed System Design<text:tab/>6</text:a></text:p>
          <text:p text:style-name="P5"><text:a xlink:type="simple" xlink:href="#__RefHeading__142_511513641" text:style-name="Index_20_Link" text:visited-style-name="Index_20_Link">Detailed Subsystem Design<text:tab/>7</text:a></text:p>
          <text:p text:style-name="P4"><text:a xlink:type="simple" xlink:href="#__RefHeading__144_511513641" text:style-name="Index_20_Link" text:visited-style-name="Index_20_Link"><text:s/>10 Glossary<text:tab/>7</text:a></text:p>
          <text:p text:style-name="P4"><text:a xlink:type="simple" xlink:href="#__RefHeading__146_511513641" text:style-name="Index_20_Link" text:visited-style-name="Index_20_Link"><text:s/>11 Bibliography<text:tab/>7</text:a></text:p>
        </text:index-body>
      </text:table-of-content>
      <text:h text:style-name="Heading_20_1" text:outline-level="1">Summary</text:h>
      <text:h text:style-name="Heading_20_1" text:outline-level="1"><text:bookmark-start text:name="__RefHeading__148_511513641"/>Introduction<text:bookmark-end text:name="__RefHeading__148_511513641"/></text:h>
      <text:p text:style-name="Standard">This document describes a requirements management tool, intended for capturing and documenting project requirements. The major components are identified, described at a high level and further broken down into their sub components as far as seems sensible. Each sub component is described to a level of detail that is deemed sufficient to enable translation to code. The intended audience is system architects and developers.</text:p>
      <text:h text:style-name="Heading_20_1" text:outline-level="1"><text:bookmark-start text:name="__RefHeading__120_511513641"/>System overview<text:bookmark-end text:name="__RefHeading__120_511513641"/></text:h>
      <text:p text:style-name="Standard">The system provides a way for storing and managing requirements and their dependencies between other requirements and supporting documentation. It provides the following functionality.</text:p>
      <text:list xml:id="list1609807610" text:style-name="L1">
        <text:list-item>
          <text:p text:style-name="P6">Maintenance of requirements, requirements packages</text:p>
        </text:list-item>
        <text:list-item>
          <text:p text:style-name="P6"><text:soft-page-break/>Management of dependencies from requirement to requirement (and package) or requirement to document</text:p>
        </text:list-item>
        <text:list-item>
          <text:p text:style-name="P6">Reports to guide maintenance of the requirements repository</text:p>
        </text:list-item>
        <text:list-item>
          <text:p text:style-name="P6">Ensure traceability between all requirements and supporting documentation</text:p>
        </text:list-item>
        <text:list-item>
          <text:p text:style-name="P6">Export of requirement data for use with other systems</text:p>
        </text:list-item>
      </text:list>
      <text:h text:style-name="Heading_20_1" text:outline-level="1"><text:bookmark-start text:name="__RefHeading__122_511513641"/>Design considerations<text:bookmark-end text:name="__RefHeading__122_511513641"/></text:h>
      <text:p text:style-name="Standard">Issues that have/need to be addressed/resolved in order to devise the technical design specification.</text:p>
      <text:h text:style-name="Heading_20_2" text:outline-level="2"><text:bookmark-start text:name="__RefHeading__124_511513641"/>Assumptions, dependencies and constraints<text:bookmark-end text:name="__RefHeading__124_511513641"/></text:h>
      <text:p text:style-name="Standard">The following assumptions or dependencies have been made regarding the solution and its use.</text:p>
      <text:list xml:id="list1428659577" text:style-name="L2">
        <text:list-item>
          <text:p text:style-name="P7">End users will be skilled command line users</text:p>
        </text:list-item>
        <text:list-item>
          <text:p text:style-name="P7">End users will have strong grasp of requirements management</text:p>
        </text:list-item>
        <text:list-item>
          <text:p text:style-name="P7">Version control of repository will be managed by a third party tool</text:p>
        </text:list-item>
      </text:list>
      <text:list xml:id="list2137403862" text:style-name="L3">
        <text:list-item>
          <text:p text:style-name="P8">System will initially provide only command line interface, GUI may be added later</text:p>
        </text:list-item>
        <text:list-item>
          <text:p text:style-name="P8">Must be responsive</text:p>
        </text:list-item>
        <text:list-item>
          <text:p text:style-name="P8">Repository must be file/directory based</text:p>
        </text:list-item>
      </text:list>
      <text:h text:style-name="Heading_20_2" text:outline-level="2"><text:bookmark-start text:name="__RefHeading__128_511513641"/>Design guidelines<text:bookmark-end text:name="__RefHeading__128_511513641"/></text:h>
      <text:p text:style-name="Standard">The following principles have been chosen to guide the design</text:p>
      <text:list xml:id="list629057999" text:style-name="L4">
        <text:list-item>
          <text:p text:style-name="P9">Focus on doing requirements management well. There exist better tools for editing files, doing version control etc, so allow them to be used in combination with the new system</text:p>
        </text:list-item>
        <text:list-item>
          <text:p text:style-name="P9">Adhere to minimalism whenever appropriate. Keep code base lean and mean.</text:p>
        </text:list-item>
      </text:list>
      <text:h text:style-name="Heading_20_1" text:outline-level="1"><text:bookmark-start text:name="__RefHeading__132_511513641"/>Architectural strategies<text:bookmark-end text:name="__RefHeading__132_511513641"/></text:h>
      <text:p text:style-name="Standard">Describe any design decisions and/or strategies that affect the overall organization of the system and its higher-level structures. These strategies should provide insight into the key abstractions and mechanisms used in the system architecture. Describe the reasoning employed for each decision and/or strategy (possibly referring to previously stated design goals and principles) and how any design goals or priorities were balanced or traded-off. Such decisions might concern (but are not limited to) things like the following:</text:p>
      <text:p text:style-name="Standard"/>
      <text:p text:style-name="Standard"><text:s text:c="4"/>Use of a particular type of product (programming language, database, library, etc. ...)</text:p>
      <text:p text:style-name="Standard"><text:s text:c="4"/>Reuse of existing software components to implement various parts/features of the system</text:p>
      <text:p text:style-name="Standard"><text:s text:c="4"/>Future plans for extending or enhancing the software</text:p>
      <text:p text:style-name="Standard"><text:s text:c="4"/>User interface paradigms (or system input and output models)</text:p>
      <text:p text:style-name="Standard"><text:s text:c="4"/>Hardware and/or software interface paradigms</text:p>
      <text:p text:style-name="Standard"><text:s text:c="4"/>Error detection and recovery</text:p>
      <text:p text:style-name="Standard"><text:s text:c="4"/>Memory management policies</text:p>
      <text:p text:style-name="Standard"><text:s text:c="4"/>External databases and/or data storage management and persistence</text:p>
      <text:p text:style-name="Standard"><text:s text:c="4"/>Distributed data or control over a network</text:p>
      <text:p text:style-name="Standard"><text:s text:c="4"/>Generalized approaches to control</text:p>
      <text:p text:style-name="Standard"><text:s text:c="4"/>Concurrency and synchronization</text:p>
      <text:p text:style-name="Standard"><text:s text:c="4"/>Communication mechanisms</text:p>
      <text:p text:style-name="Standard"><text:soft-page-break/><text:s text:c="4"/>Management of other resources </text:p>
      <text:p text:style-name="Standard"/>
      <text:p text:style-name="Standard">Each significant strategy employed should probably be discussed in its own subsection, or (if it is complex enough) in a separate design document (with an appropriate reference here of course). Make sure that when describing a design decision that you also discuss any other significant alternatives that were considered, and your reasons for rejecting them (as well as your reasons for accepting the alternative you finally chose). Sometimes it may be most effective to employ the "pattern format" for describing a strategy.</text:p>
      <text:p text:style-name="Standard"/>
      <text:h text:style-name="Heading_20_1" text:outline-level="1"><text:bookmark-start text:name="__RefHeading__134_511513641"/>System Architecture<text:bookmark-end text:name="__RefHeading__134_511513641"/></text:h>
      <text:p text:style-name="Standard"/>
      <text:p text:style-name="Standard">This section should provide a high-level overview of how the functionality and responsibilities of the system were partitioned and then assigned to subsystems or components. Don't go into too much detail about the individual components themselves (there is a subsequent section for detailed component descriptions). The main purpose here is to gain a general understanding of how and why the system was decomposed, and how the individual parts work together to provide the desired functionality.</text:p>
      <text:p text:style-name="Standard"/>
      <text:p text:style-name="Standard">At the top-most level, describe the major responsibilities that the software must undertake and the various roles that the system (or portions of the system) must play. Describe how the system was broken down into its components/subsystems (identifying each top-level component/subsystem and the roles/responsibilities assigned to it). Describe how the higher-level components collaborate with each other in order to achieve the required results. Don't forget to provide some sort of rationale for choosing this particular decomposition of the system (perhaps discussing other proposed decompositions and why they were rejected). Feel free to make use of design patterns, either in describing parts of the architecture (in pattern format), or for referring to elements of the architecture that employ them.</text:p>
      <text:p text:style-name="Standard"/>
      <text:p text:style-name="Standard">If there are any diagrams, models, flowcharts, documented scenarios or use-cases of the system behavior and/or structure, they may be included here (unless you feel they are complex enough to merit being placed in the Detailed System Design section). Diagrams that describe a particular component or subsystem should be included within the particular subsection that describes that component or subsystem.</text:p>
      <text:p text:style-name="Standard"/>
      <text:p text:style-name="Standard">Note:</text:p>
      <text:p text:style-name="Standard"><text:s text:c="4"/>This section (and its subsections) really applies only to newly developed (or yet-to-be developed) portions of the system. If there are parts of the system that already existed before this development effort began, then you only need to describe the pre-existing parts that the new parts of the system depend upon, and only in enough detail sufficient to describe the relationships and interactions between the old parts and the new parts. Pre-existing parts that are modified or enhanced need to be described only to the extent that is necessary for the reader to gain a sufficient understanding of the nature of the changes that were made. </text:p>
      <text:h text:style-name="Heading_20_2" text:outline-level="2"><text:bookmark-start text:name="__RefHeading__136_511513641"/>Subsystem Architecture<text:bookmark-end text:name="__RefHeading__136_511513641"/></text:h>
      <text:p text:style-name="Standard">If a particular component is one which merits a more detailed discussion than what was presented in the System Architecture section, provide that more detailed discussion in a subsection of the System <text:soft-page-break/>Architecture section (or it may even be more appropriate to describe the component in its own design document). If necessary, describe how the component was further divided into subcomponents, and the relationships and interactions between the subcomponents (similar to what was done for top-level components in the System Architecture section).</text:p>
      <text:p text:style-name="Standard"/>
      <text:p text:style-name="Standard">If any subcomponents are also deemed to merit further discussion, then describe them in a separate subsection of this section (and in a similar fashion). Proceed to go into as many levels/subsections of discussion as needed in order for the reader to gain a high-level understanding of the entire system or subsystem (but remember to leave the gory details for the Detailed System Design section).</text:p>
      <text:p text:style-name="Standard"/>
      <text:p text:style-name="Standard">If this component is very large and/or complex, you may want to consider documenting its design in a separate document and simply including a reference to it in this section. If this is the option you choose, the design document for this component should have an organizational format that is very similar (if not identical to) this document.</text:p>
      <text:h text:style-name="Heading_20_1" text:outline-level="1"><text:bookmark-start text:name="__RefHeading__138_511513641"/>Policies and Tactics<text:bookmark-end text:name="__RefHeading__138_511513641"/></text:h>
      <text:p text:style-name="Standard">Describe any design policies and/or tactics that do not have sweeping architectural implications (meaning they would not significantly affect the overall organization of the system and its high-level structures), but which nonetheless affect the details of the interface and/or implementation of various aspects of the system. Such decisions might concern (but are not limited to) things like the following:</text:p>
      <text:p text:style-name="Standard"/>
      <text:p text:style-name="Standard"><text:s text:c="4"/>Choice of which specific product to use (compiler, interpreter, database, library, etc. ...)</text:p>
      <text:p text:style-name="Standard"><text:s text:c="4"/>Engineering trade-offs</text:p>
      <text:p text:style-name="Standard"><text:s text:c="4"/>Coding guidelines and conventions</text:p>
      <text:p text:style-name="Standard"><text:s text:c="4"/>The protocol of one or more subsystems, modules, or subroutines</text:p>
      <text:p text:style-name="Standard"><text:s text:c="4"/>The choice of a particular algorithm or programming idiom (or design pattern) to implement portions of the system's functionality</text:p>
      <text:p text:style-name="Standard"><text:s text:c="4"/>Plans for ensuring requirements traceability</text:p>
      <text:p text:style-name="Standard"><text:s text:c="4"/>Plans for testing the software</text:p>
      <text:p text:style-name="Standard"><text:s text:c="4"/>Plans for maintaining the software</text:p>
      <text:p text:style-name="Standard"><text:s text:c="4"/>Interfaces for end-users, software, hardware, and communications</text:p>
      <text:p text:style-name="Standard"><text:s text:c="4"/>Hierarchical organization of the source code into its physical components (files and directories).</text:p>
      <text:p text:style-name="Standard"><text:s text:c="4"/>How to build and/or generate the system's deliverables (how to compile, link, load, etc. ...) </text:p>
      <text:p text:style-name="Standard"/>
      <text:p text:style-name="Standard">Each particular policy or set of tactics employed should probably be discussed in its own subsection, or (if it is large or complex enough) in a separate design document (with an appropriate reference here of course). Make sure that when describing a design decision that you also discuss any other significant alternatives that were considered, and your reasons for rejecting them (as well as your reasons for accepting the alternative you finally chose). For this reason, it may frequently be convenient to use one of the more popular "pattern formats" to describe a given tactic.</text:p>
      <text:p text:style-name="Standard"/>
      <text:p text:style-name="Standard">For this particular section, it may become difficult to decide whether a particular policy or set of tactics should be discussed in this section, or in the System Architecture section, or in the Detailed System Design section for the appropriate component. You will have to use your own "best" judgement to decide this. There will usually be some global policies and tactics that should be discussed here, but decisions about interfaces, algorithms, and/or data structures might be more <text:soft-page-break/>appropriately discussed in the same (sub)section as its corresponding software component in one of these other sections.</text:p>
      <text:p text:style-name="Standard"/>
      <text:h text:style-name="Heading_20_1" text:outline-level="1"><text:bookmark-start text:name="__RefHeading__140_511513641"/>Detailed System Design<text:bookmark-end text:name="__RefHeading__140_511513641"/></text:h>
      <text:p text:style-name="Standard">Most components described in the System Architecture section will require a more detailed discussion. Other lower-level components and subcomponents may need to be described as well. Each subsection of this section will refer to or contain a detailed description of a system software component. The discussion provided should cover the following software component attributes:</text:p>
      <text:p text:style-name="Standard"/>
      <text:p text:style-name="Standard">Classification</text:p>
      <text:p text:style-name="Standard"><text:s text:c="4"/>The kind of component, such as a subsystem, module, class, package, function, file, etc. ....</text:p>
      <text:p text:style-name="Standard"/>
      <text:p text:style-name="Standard">Definition</text:p>
      <text:p text:style-name="Standard"><text:s text:c="4"/>The specific purpose and semantic meaning of the component. This may need to refer back to the requirements specification.</text:p>
      <text:p text:style-name="Standard"/>
      <text:p text:style-name="Standard">Responsibilities</text:p>
      <text:p text:style-name="Standard"><text:s text:c="4"/>The primary responsibilities and/or behavior of this component. What does this component accomplish? What roles does it play? What kinds of services does it provide to its clients? For some components, this may need to refer back to the requirements specification.</text:p>
      <text:p text:style-name="Standard"/>
      <text:p text:style-name="Standard">Constraints</text:p>
      <text:p text:style-name="Standard"><text:s text:c="4"/>Any relevant assumptions, limitations, or constraints for this component. This should include constraints on timing, storage, or component state, and might include rules for interacting with this component (encompassing preconditions, postconditions, invariants, other constraints on input or output values and local or global values, data formats and data access, synchronization, exceptions, etc.)</text:p>
      <text:p text:style-name="Standard"/>
      <text:p text:style-name="Standard">Composition</text:p>
      <text:p text:style-name="Standard"><text:s text:c="4"/>A description of the use and meaning of the subcomponents that are a part of this component.</text:p>
      <text:p text:style-name="Standard"/>
      <text:p text:style-name="Standard">Uses/Interactions</text:p>
      <text:p text:style-name="Standard"><text:s text:c="4"/>A description of this components collaborations with other components. What other components is this entity used by? What other components does this entity use (this would include any side-effects this entity might have on other parts of the system)? This concerns the method of interaction as well as the interaction itself. Object-oriented designs should include a description of any known or anticipated subclasses, superclasses, and metaclasses.</text:p>
      <text:p text:style-name="Standard"/>
      <text:p text:style-name="Standard">Resources</text:p>
      <text:p text:style-name="Standard"><text:s text:c="4"/>A description of any and all resources that are managed, affected, or needed by this entity. Resources are entities external to the design such as memory, processors, printers, databases, or a software library. This should include a discussion of any possible race conditions and/or deadlock situations, and how they might be resolved.</text:p>
      <text:p text:style-name="Standard"/>
      <text:p text:style-name="Standard">Processing</text:p>
      <text:p text:style-name="Standard"><text:s text:c="4"/>A description of precisely how this components goes about performing the duties necessary to fulfill its responsibilities. This should encompass a description of any algorithms used; changes of <text:soft-page-break/>state; relevant time or space complexity; concurrency; methods of creation, initialization, and cleanup; and handling of exceptional conditions.</text:p>
      <text:p text:style-name="Standard"/>
      <text:p text:style-name="Standard">Interface/Exports</text:p>
      <text:p text:style-name="Standard"><text:s text:c="4"/>The set of services (resources, data, types, constants, subroutines, and exceptions) that are provided by this component. The precise definition or declaration of each such element should be present, along with comments or annotations describing the meanings of values, parameters, etc. .... For each service element described, include (or provide a reference) in its discussion a description of its important software component attributes (Classification, Definition, Responsibilities, Constraints, Composition, Uses, Resources, Processing, and Interface).</text:p>
      <text:p text:style-name="Standard"/>
      <text:p text:style-name="Standard">Much of the information that appears in this section is not necessarily expected to be kept separate from the source code. In fact, much of the information can be gleaned from the source itself (especially if it is adequately commented). This section should not copy or reproduce information that can be easily obtained from reading the source code (this would be an unwanted and unnecessary duplication of effort and would be very difficult to keep up-to-date). It is recommended that most of this information be contained in the source (with appropriate comments for each component, subsystem, module, and subroutine). Hence, it is expected that this section will largely consist of references to or excerpts of annotated diagrams and source code. Any referenced diagrams or source code excerpts should be provided at any design reviews.</text:p>
      <text:h text:style-name="Heading_20_2" text:outline-level="2"><text:bookmark-start text:name="__RefHeading__142_511513641"/>Detailed Subsystem Design<text:bookmark-end text:name="__RefHeading__142_511513641"/></text:h>
      <text:p text:style-name="Standard">Provide a detailed description of this software component (or a reference to such a description). Complex diagrams showing the details of component structure, behavior, or information/control flow may be included in the subsection devoted to that particular component (although, unless they are very large or complex, some of these diagrams might be more appropriately included in the System Architecture section. The description should cover any applicable software component attributes (some of which may be adequately described solely by a source code declaration or excer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 LibreOffice_project/350m1$Build-2</meta:generator>
    <dc:date>2012-06-28T07:28:52</dc:date>
    <meta:editing-duration>PT1H44M1S</meta:editing-duration>
    <meta:editing-cycles>15</meta:editing-cycles>
    <meta:document-statistic meta:table-count="1" meta:image-count="0" meta:object-count="0" meta:page-count="6" meta:paragraph-count="117" meta:word-count="2218" meta:character-count="14766" meta:non-whitespace-character-count="12689"/>
  </office:meta>
</office:document-meta>
</file>